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AMBOA LLANTOY, JHON MAIKOL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506623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953778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AMBOA LLANTOY, JHON MAIKOL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506623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953778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7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506623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84149</text:p>
          </table:table-cell>
          <table:table-cell table:style-name="Tabla2.D3" office:value-type="string">
            <text:p text:style-name="P23">2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5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3:25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